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Monospace1" svg:font-family="Monospace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Mono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Mono" fo:font-size="10pt" style:font-size-asian="10pt"/>
    </style:style>
    <style:style style:name="P4" style:family="paragraph" style:parent-style-name="Standard" style:master-page-name="Standard">
      <style:paragraph-properties style:page-number="auto"/>
      <style:text-properties style:font-name="DejaVu Sans Mono"/>
    </style:style>
    <style:style style:name="P5" style:family="paragraph" style:parent-style-name="Text_20_body">
      <style:text-properties style:font-name="DejaVu Sans Mono"/>
    </style:style>
    <style:style style:name="P6" style:family="paragraph" style:parent-style-name="Heading_20_3">
      <style:text-properties style:font-name="DejaVu Sans Mono"/>
    </style:style>
    <style:style style:name="T1" style:family="text">
      <style:text-properties style:font-name="Monospace" fo:font-size="10pt" style:font-size-asian="10pt"/>
    </style:style>
    <style:style style:name="T2" style:family="text">
      <style:text-properties fo:color="#313739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313739" fo:font-size="10pt" style:text-underline-style="solid" style:text-underline-width="auto" style:text-underline-color="font-color" style:font-size-asian="10pt"/>
    </style:style>
    <style:style style:name="T4" style:family="text">
      <style:text-properties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<text:s/><text:tab/>CSS 430 Operating Systems</text:span></text:p>
      <text:p text:style-name="P2"><text:span text:style-name="T4"><text:tab/>Programming Assignment Report</text:span></text:p>
      <text:p text:style-name="P2"><text:span text:style-name="T4"><text:tab/>Author: Jay </text:span><text:span text:style-name="T3">Hennen</text:span></text:p>
      <text:p text:style-name="P2"><text:span text:style-name="T4"><text:tab/>10/12/2013</text:span></text:p>
      <text:p text:style-name="P3"/>
      <text:h text:style-name="P6" text:outline-level="3"><text:span text:style-name="T4">-----&gt; Part 1</text:span></text:h>
      <text:p text:style-name="P1"><text:span text:style-name="T4">processes.cpp is a simple program intended to emulate the way the </text:span><text:span text:style-name="T3">linux</text:span><text:span text:style-name="T4"> shell</text:span></text:p>
      <text:p text:style-name="P1"><text:span text:style-name="T4">executes processes. </text:span></text:p>
      <text:p text:style-name="P1"><text:span text:style-name="T4">1. <text:tab/>The parent process forks a child(C) process, which forks a</text:span></text:p>
      <text:p text:style-name="P1"><text:span text:style-name="T4"><text:tab/><text:tab/></text:span><text:span text:style-name="T3">grandchild</text:span><text:span text:style-name="T4">(GC) process, which forks a great </text:span><text:span text:style-name="T3">grandchild</text:span><text:span text:style-name="T4">(GGC) process. </text:span></text:p>
      <text:p text:style-name="P1"><text:span text:style-name="T4">2. <text:tab/>The GGC process sets up it's </text:span><text:span text:style-name="T3">cout</text:span><text:span text:style-name="T4"> to the pipe and then </text:span><text:span text:style-name="T3">execlp</text:span><text:span text:style-name="T4"> into '</text:span><text:span text:style-name="T3">ps</text:span><text:span text:style-name="T4"> -A'. </text:span></text:p>
      <text:p text:style-name="P1"><text:span text:style-name="T4">3.<text:tab/>The GC process puts the pipe as </text:span><text:span text:style-name="T3">cin</text:span><text:span text:style-name="T4"> and a second pipe as </text:span><text:span text:style-name="T3">cout</text:span><text:span text:style-name="T4">, then </text:span></text:p>
      <text:p text:style-name="P1"><text:span text:style-name="T4"><text:tab/><text:tab/></text:span><text:span text:style-name="T3">execlp</text:span><text:span text:style-name="T4"> into '</text:span><text:span text:style-name="T3">grep</text:span><text:span text:style-name="T4"> </text:span><text:span text:style-name="T3">argv</text:span><text:span text:style-name="T4">[0]'.</text:span></text:p>
      <text:p text:style-name="P1"><text:span text:style-name="T4">4. <text:tab/>Finally, the child puts the second pipe as </text:span><text:span text:style-name="T3">cin</text:span><text:span text:style-name="T4"> and executes </text:span><text:span text:style-name="T3">wc</text:span><text:span text:style-name="T4"> -l.</text:span></text:p>
      <text:p text:style-name="P1"><text:span text:style-name="T4">5. <text:tab/>Once the child is done, then the parent exits and the program is over.</text:span></text:p>
      <text:p text:style-name="P1"><text:span text:style-name="T4"/></text:p>
      <text:p text:style-name="P1"><text:span text:style-name="T4">The included run script run.sh executes several tests of processes compared to</text:span></text:p>
      <text:p text:style-name="P1"><text:span text:style-name="T4">the '</text:span><text:span text:style-name="T3">ps</text:span><text:span text:style-name="T4"> -A | </text:span><text:span text:style-name="T3">grep</text:span><text:span text:style-name="T4"> REGEX | </text:span><text:span text:style-name="T3">wc</text:span><text:span text:style-name="T4"> -l' benchmark.</text:span></text:p>
      <text:h text:style-name="P6" text:outline-level="3"><text:span text:style-name="T4">-----&gt; Part 2</text:span></text:h>
      <text:p text:style-name="P1"><text:span text:style-name="T4">Shell.java is a simple shell for ThreadOS. The algorithm for running a command</text:span></text:p>
      <text:p text:style-name="P1"><text:span text:style-name="T4">string is as follows.</text:span></text:p>
      <text:p text:style-name="P1"/>
      <text:p text:style-name="P1"><text:span text:style-name="T4">1.<text:tab/>Read the command from keyboard</text:span></text:p>
      <text:p text:style-name="P1"><text:span text:style-name="T4">2. <text:tab/>Split the command on ";" to get an array of sequential commands</text:span></text:p>
      <text:p text:style-name="P1"><text:span text:style-name="T4">3.<text:tab/>For each sequential command, split on "&amp;" to get an array of concurrent</text:span></text:p>
      <text:p text:style-name="P1"><text:span text:style-name="T4"><text:tab/><text:tab/>commands.</text:span></text:p>
      <text:p text:style-name="P1"><text:span text:style-name="T4">4. <text:tab/>Execute each concurrent command simultaneously, adding their thread IDs to</text:span></text:p>
      <text:p text:style-name="P1"><text:span text:style-name="T4"><text:tab/><text:tab/>a set representing outstanding threads.</text:span></text:p>
      <text:p text:style-name="P1"><text:span text:style-name="T4">5.<text:tab/>As each thread finishes, join() retrieves the thread IDs and checks/removes</text:span></text:p>
      <text:p text:style-name="P1"><text:span text:style-name="T4"><text:tab/><text:tab/>them from the set.</text:span></text:p>
      <text:p text:style-name="P1"><text:span text:style-name="T4">6.<text:tab/>Once the set is empty, the concurrent commands are done, and the next</text:span></text:p>
      <text:p text:style-name="P1"><text:span text:style-name="T4"><text:tab/><text:tab/>command in sequence is executed.</text:span></text:p>
      <text:p text:style-name="P1"><text:span text:style-name="T4">7.<text:tab/>Once all sequential commands are executed, print the shell prompt again in <text:tab/><text:tab/>preparation for more commands from keyboard.</text:span></text:p>
      <text:p text:style-name="P1"><text:span text:style-name="T4"><text:tab/><text:tab/></text:span></text:p>
      <text:p text:style-name="P1"><text:span text:style-name="T4">To test Shell.java, load it from the ThreadOS, then execute commands made up of</text:span></text:p>
      <text:p text:style-name="P1"><text:span text:style-name="T4">PingPong calls, sequential, concurrent, and dummy command calls to make sure it</text:span></text:p>
      <text:p text:style-name="P1"><text:span text:style-name="T4">can handle the various cases. Some examples are as follows</text:span></text:p>
      <text:p text:style-name="P1"/>
      <text:p text:style-name="P1"><text:span text:style-name="T4">// Basic concurrent and sequential call</text:span></text:p>
      <text:p text:style-name="P1"><text:span text:style-name="T4">PingPong a 10 &amp; PingPong b 10 ; PingPong c 10</text:span></text:p>
      <text:p text:style-name="P1"><text:span text:style-name="T4">// Concurrent dummy commands</text:span></text:p>
      <text:p text:style-name="P1"><text:span text:style-name="T4">PingPong a 10 &amp; b &amp; c &amp; PingPong d 10 ; PingPong e 10 <text:tab/><text:tab/><text:tab/><text:tab/></text:span></text:p>
      <text:p text:style-name="P1"><text:span text:style-name="T4">// Stacking delimiters<text:tab/></text:span></text:p>
      <text:p text:style-name="P1"><text:span text:style-name="T4">PingPong a 10 ;; PingPong b 10 ; ; &amp; PingPong c 10 &amp;&amp;&amp; PingPong d 10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Monospace1" svg:font-family="Monospace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3T19:57:03.425941923</meta:creation-date>
    <dc:date>2013-10-13T20:00:44.915521654</dc:date>
    <meta:editing-duration>P0D</meta:editing-duration>
    <meta:editing-cycles>1</meta:editing-cycles>
    <meta:document-statistic meta:table-count="0" meta:image-count="0" meta:object-count="0" meta:page-count="1" meta:paragraph-count="40" meta:word-count="354" meta:character-count="1998" meta:non-whitespace-character-count="1648"/>
    <meta:generator>LibreOffice/4.1.2.3$Linux_X86_64 LibreOffice_project/410m0$Build-3</meta:generator>
  </office:meta>
</office:document-meta>
</file>